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none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1pt" style:font-size-asian="11pt" style:font-size-complex="11pt"/>
    </style:style>
    <style:style style:name="P5" style:family="paragraph">
      <style:paragraph-properties fo:text-align="center"/>
      <style:text-properties fo:font-family="'DejaVu Sans Condensed'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DejaVu Sans Condensed'" style:font-family-generic="swiss" style:font-pitch="variable" fo:font-size="11pt" style:font-size-asian="11pt" style:font-size-complex="11pt"/>
    </style:style>
    <style:style style:name="T4" style:family="text">
      <style:text-properties fo:font-family="'DejaVu Sans Condensed'" style:font-family-generic="swiss" style:font-pitch="variable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0.8cm" svg:x="8.5cm" svg:y="14.7cm">
          <text:p text:style-name="P1"><text:span text:style-name="T1">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3.718cm" svg:height="0.9cm" svg:x="16.282cm" svg:y="9.1cm">
          <text:p text:style-name="P2"><text:span text:style-name="T2">Кар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3.719cm" svg:height="0.9cm" svg:x="12.463cm" svg:y="9.1cm">
          <text:p text:style-name="P2"><text:span text:style-name="T2">Технолог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721cm" svg:height="0.9cm" svg:x="4.819cm" svg:y="9.1cm">
          <text:p text:style-name="P2"><text:span text:style-name="T2">Горо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72cm" svg:height="0.9cm" svg:x="1.001cm" svg:y="9.1cm">
          <text:p text:style-name="P2"><text:span text:style-name="T2">Игро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0.5cm" svg:y1="14.7cm" svg:x2="2.861cm" svg:y2="10cm" draw:start-shape="id1" draw:start-glue-point="0" draw:end-shape="id2" draw:end-glue-point="2" svg:d="m10500 14700v-2350h-7639v-2350">
          <text:p/>
        </draw:connector>
        <draw:connector draw:style-name="gr3" draw:text-style-name="P3" draw:layer="layout" svg:x1="10.5cm" svg:y1="14.7cm" svg:x2="6.679cm" svg:y2="10cm" draw:start-shape="id1" draw:start-glue-point="0" draw:end-shape="id3" draw:end-glue-point="2" svg:d="m10500 14700v-2350h-3821v-2350">
          <text:p/>
        </draw:connector>
        <draw:connector draw:style-name="gr3" draw:text-style-name="P3" draw:layer="layout" svg:x1="10.5cm" svg:y1="14.7cm" svg:x2="14.322cm" svg:y2="10cm" draw:start-shape="id1" draw:start-glue-point="0" draw:end-shape="id4" svg:d="m10500 14700v-2350h3822v-2350">
          <text:p/>
        </draw:connector>
        <draw:connector draw:style-name="gr3" draw:text-style-name="P3" draw:layer="layout" svg:x1="10.5cm" svg:y1="14.7cm" svg:x2="18.141cm" svg:y2="10cm" draw:start-shape="id1" draw:start-glue-point="0" draw:end-shape="id5" svg:d="m10500 14700v-2350h7641v-2350">
          <text:p/>
        </draw:connector>
        <draw:custom-shape draw:style-name="gr2" draw:text-style-name="P4" draw:layer="layout" svg:width="3.721cm" svg:height="1.199cm" svg:x="1cm" svg:y="6.5cm">
          <text:p text:style-name="P4"><text:span text:style-name="T3">Связный список</text:span></text:p>
          <text:p text:style-name="P4"><text:span text:style-name="T3">игро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721cm" svg:height="0.9cm" svg:x="1cm" svg:y="7.899cm">
          <text:p text:style-name="P4"><text:span text:style-name="T3">Структура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719cm" svg:height="1.199cm" svg:x="16.281cm" svg:y="6.2cm">
          <text:p text:style-name="P4"><text:span text:style-name="T3">Четырёхсвязный</text:span><text:span text:style-name="T3"><text:line-break/></text:span><text:span text:style-name="T3">списо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719cm" svg:height="1.199cm" svg:x="16.28cm" svg:y="7.599cm">
          <text:p text:style-name="P4"><text:span text:style-name="T3">Указатели на</text:span><text:span text:style-name="T3"><text:line-break/></text:span><text:span text:style-name="T3">юниты и горо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3.72cm" svg:height="1.199cm" svg:x="12.461cm" svg:y="7.599cm">
          <text:p text:style-name="P4"><text:span text:style-name="T3">Дерево и поиск по</text:span></text:p>
          <text:p text:style-name="P4"><text:span text:style-name="T3">нем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4.321cm" svg:y1="7.599cm" svg:x2="14.32cm" svg:y2="2.197cm" draw:start-shape="id6" draw:start-glue-point="0" draw:end-shape="id7" draw:end-glue-point="2" svg:d="m14321 7599v-2702h-1v-2700">
          <text:p/>
        </draw:connector>
        <draw:custom-shape draw:style-name="gr2" draw:text-style-name="P2" xml:id="id8" draw:id="id8" draw:layer="layout" svg:width="3.799cm" svg:height="0.9cm" svg:x="8.6cm" svg:y="9.099cm">
          <text:p text:style-name="P2"><text:span text:style-name="T2">Юн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0.5cm" svg:y1="14.7cm" svg:x2="10.499cm" svg:y2="9.999cm" draw:start-shape="id1" draw:start-glue-point="0" draw:end-shape="id8" draw:end-glue-point="2" svg:d="m10500 14700v-2350h-1v-2351">
          <text:p/>
        </draw:connector>
        <draw:custom-shape draw:style-name="gr2" draw:text-style-name="P4" draw:layer="layout" svg:width="3.721cm" svg:height="0.9cm" svg:x="4.799cm" svg:y="7.898cm">
          <text:p text:style-name="P4"><text:span text:style-name="T3">Структура 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7" draw:id="id7" draw:layer="layout" svg:width="3.72cm" svg:height="1.199cm" svg:x="12.46cm" svg:y="0.998cm">
          <text:p text:style-name="P5"><text:span text:style-name="T4">XML-парсе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802cm" svg:height="0.9cm" svg:x="8.598cm" svg:y="7.897cm">
          <text:p text:style-name="P4"><text:span text:style-name="T3">?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gulov Kirill</meta:initial-creator>
    <meta:creation-date>2012-04-08T14:08:32</meta:creation-date>
    <dc:date>2012-04-08T14:29:15</dc:date>
    <dc:creator>Mingulov Kirill</dc:creator>
    <meta:editing-duration>PT18M37S</meta:editing-duration>
    <meta:editing-cycles>33</meta:editing-cycles>
    <meta:generator>LibreOffice/3.5$Linux_x86 LibreOffice_project/dc9775d-05ecbee-0851ad3-1586698-727bf66</meta:generator>
    <meta:document-statistic meta:object-count="20"/>
  </office:meta>
</office:document-meta>
</file>